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ext-properties style:text-position="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est Number</text:p>
          </table:table-cell>
          <table:table-cell office:value-type="string">
            <text:p>Date</text:p>
          </table:table-cell>
          <table:table-cell office:value-type="string">
            <text:p>Sample Size</text:p>
          </table:table-cell>
          <table:table-cell office:value-type="string">
            <text:p>Plot Location</text:p>
          </table:table-cell>
          <table:table-cell office:value-type="string">
            <text:p>Data Location</text:p>
          </table:table-cell>
          <table:table-cell office:value-type="string">
            <text:p>Comments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1" office:value-type="date" office:date-value="2014-03-13">
            <text:p>13/03/1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0">
            <text:p>0</text:p>
          </table:table-cell>
          <table:table-cell table:style-name="ce1" office:value-type="date" office:date-value="2014-03-13">
            <text:p>13/03/14</text:p>
          </table:table-cell>
          <table:table-cell office:value-type="float" office:value="500">
            <text:p>500</text:p>
          </table:table-cell>
          <table:table-cell table:number-columns-repeated="2"/>
          <table:table-cell office:value-type="string">
            <text:p>No MATIE plot</text:p>
          </table:table-cell>
        </table:table-row>
        <table:table-row table:style-name="ro2">
          <table:table-cell/>
          <table:table-cell office:value-type="float" office:value="2">
            <text:p>2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not completed</text:p>
          </table:table-cell>
        </table:table-row>
        <table:table-row table:style-name="ro2">
          <table:table-cell/>
          <table:table-cell office:value-type="float" office:value="3">
            <text:p>3</text:p>
          </table:table-cell>
          <table:table-cell table:style-name="ce1" office:value-type="date" office:date-value="2014-03-14">
            <text:p>14/03/14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not completed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7">00/00/0000</text:date>, <text:time style:data-style-name="N2" text:time-value="0000-00-00T10:58: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</meta:initial-creator>
    <meta:creation-date>2014-03-14T07:35:08</meta:creation-date>
    <dc:date>2014-03-27T10:58:19</dc:date>
    <dc:creator>James </dc:creator>
    <meta:editing-duration>PT8H24M23S</meta:editing-duration>
    <meta:editing-cycles>3</meta:editing-cycles>
    <meta:generator>LibreOffice/4.0.2.2$Linux_X86_64 LibreOffice_project/400m0$Build-2</meta:generator>
    <meta:document-statistic meta:table-count="1" meta:cell-count="34" meta:object-count="0"/>
  </office:meta>
</office:document-meta>
</file>